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067b" officeooo:paragraph-rsid="003b067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391b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39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3e391b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b067b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33fdf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3b067b" officeooo:paragraph-rsid="003b067b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fdf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6561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913c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b067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bf1b3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e7b4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3fdf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b067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bf1b3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6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6">4</text:span><text:span text:style-name="T7">0</text:span><text:span text:style-name="T6">1</text:span><text:span text:style-name="T3"> - </text:span><text:span text:style-name="T1">A/</text:span><text:span text:style-name="T2">A</text:span><text:span text:style-name="T1"> </text:span><text:span text:style-name="T4">- </text:span><text:span text:style-name="T8">Gun and </text:span><text:span text:style-name="T5">Sidewinders</text:span></text:p>
      <text:p text:style-name="P1"/>
      <text:p text:style-name="P2">Air-to-air guns</text:p>
      <text:list text:style-name="L1">
        <text:list-item>
          <text:p text:style-name="P6"><text:span text:style-name="T12">Press </text:span><text:span text:style-name="T10">Index finger Up</text:span><text:span text:style-name="T14"> </text:span><text:span text:style-name="T12">to enter </text:span><text:span text:style-name="T5">A/A </text:span><text:span text:style-name="T9">master </text:span><text:span text:style-name="T5">mode</text:span><text:span text:style-name="T13">.</text:span></text:p>
        </text:list-item>
        <text:list-item>
          <text:p text:style-name="P8">Gun funnel is calibrated to fighter-sized targets.</text:p>
        </text:list-item>
        <text:list-item>
          <text:p text:style-name="P8">Put target wings touching the funnel and fire with <text:span text:style-name="T15">Trigger</text:span>.</text:p>
        </text:list-item>
      </text:list>
      <text:p text:style-name="P2"/>
      <text:p text:style-name="P2">Sidewinders</text:p>
      <text:list xml:id="list4151014696" text:style-name="L2">
        <text:list-item>
          <text:p text:style-name="P7"><text:span text:style-name="T12">Press </text:span><text:span text:style-name="T10">Index finger Up</text:span><text:span text:style-name="T14"> </text:span><text:span text:style-name="T12">to enter </text:span><text:span text:style-name="T5">A/A</text:span><text:span text:style-name="T8"> master</text:span><text:span text:style-name="T5"> mode</text:span><text:span text:style-name="T14">.</text:span></text:p>
        </text:list-item>
        <text:list-item>
          <text:p text:style-name="P11"><text:span text:style-name="T12">S</text:span><text:span text:style-name="T11">idewinder boresight is the small circle near the top of the HUD.</text:span></text:p>
        </text:list-item>
        <text:list-item>
          <text:p text:style-name="P9">Put Sidewinder boresight circle over the target.</text:p>
        </text:list-item>
        <text:list-item>
          <text:p text:style-name="P9">When Sidewinder starts tracking, circle will follow the target.</text:p>
        </text:list-item>
      </text:list>
      <text:list text:style-name="L3">
        <text:list-item>
          <text:list>
            <text:list-item>
              <text:p text:style-name="P10">There is no cage/uncage function.</text:p>
            </text:list-item>
          </text:list>
        </text:list-item>
      </text:list>
      <text:list xml:id="list220033126515647" text:continue-list="list4151014696" text:style-name="L2">
        <text:list-item>
          <text:p text:style-name="P9">When you have tone, fire with <text:span text:style-name="T15">Red Butto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2:00:31.619000000</dc:date>
    <meta:editing-duration>PT6H43M16S</meta:editing-duration>
    <meta:editing-cycles>45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18" meta:word-count="113" meta:character-count="593" meta:non-whitespace-character-count="507"/>
  </office:meta>
</office:document-meta>
</file>